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4a1f" officeooo:paragraph-rsid="000b64b3"/>
    </style:style>
    <style:style style:name="P2" style:family="paragraph" style:parent-style-name="Standard">
      <style:paragraph-properties fo:text-align="start" style:justify-single-word="false"/>
      <style:text-properties officeooo:rsid="00054a1f" officeooo:paragraph-rsid="000ba8d8"/>
    </style:style>
    <style:style style:name="P3" style:family="paragraph" style:parent-style-name="Standard">
      <style:paragraph-properties fo:text-align="center" style:justify-single-word="false"/>
      <style:text-properties officeooo:rsid="00102324" officeooo:paragraph-rsid="000b64b3"/>
    </style:style>
    <style:style style:name="P4" style:family="paragraph" style:parent-style-name="Standard">
      <style:text-properties officeooo:rsid="00102324" officeooo:paragraph-rsid="000b64b3"/>
    </style:style>
    <style:style style:name="P5" style:family="paragraph" style:parent-style-name="Standard">
      <style:paragraph-properties fo:text-align="start" style:justify-single-word="false"/>
      <style:text-properties officeooo:rsid="000ba8d8" officeooo:paragraph-rsid="000ba8d8"/>
    </style:style>
    <style:style style:name="P6" style:family="paragraph" style:parent-style-name="Standard">
      <style:paragraph-properties fo:text-align="start" style:justify-single-word="false"/>
      <style:text-properties officeooo:paragraph-rsid="00118f80"/>
    </style:style>
    <style:style style:name="P7" style:family="paragraph" style:parent-style-name="Standard">
      <style:paragraph-properties fo:text-align="start" style:justify-single-word="false"/>
      <style:text-properties officeooo:rsid="000f8106" officeooo:paragraph-rsid="000f8106"/>
    </style:style>
    <style:style style:name="P8" style:family="paragraph" style:parent-style-name="Standard">
      <style:paragraph-properties fo:text-align="start" style:justify-single-word="false"/>
      <style:text-properties officeooo:rsid="001124d5" officeooo:paragraph-rsid="001124d5"/>
    </style:style>
    <style:style style:name="P9" style:family="paragraph" style:parent-style-name="Standard">
      <style:paragraph-properties fo:text-align="start" style:justify-single-word="false"/>
      <style:text-properties officeooo:rsid="00118f80" officeooo:paragraph-rsid="00118f80"/>
    </style:style>
    <style:style style:name="P10" style:family="paragraph" style:parent-style-name="Standard">
      <style:paragraph-properties fo:text-align="start" style:justify-single-word="false"/>
      <style:text-properties officeooo:rsid="0011a9a7" officeooo:paragraph-rsid="0011a9a7"/>
    </style:style>
    <style:style style:name="P11" style:family="paragraph" style:parent-style-name="Standard">
      <style:paragraph-properties fo:text-align="start" style:justify-single-word="false"/>
      <style:text-properties officeooo:rsid="00124c07" officeooo:paragraph-rsid="00124c07"/>
    </style:style>
    <style:style style:name="P12" style:family="paragraph" style:parent-style-name="Standard">
      <style:paragraph-properties fo:text-align="start" style:justify-single-word="false"/>
      <style:text-properties officeooo:rsid="0013ac37" officeooo:paragraph-rsid="0013ac37"/>
    </style:style>
    <style:style style:name="P13" style:family="paragraph" style:parent-style-name="Standard">
      <style:paragraph-properties fo:text-align="start" style:justify-single-word="false" fo:break-before="page"/>
      <style:text-properties officeooo:rsid="00118f80" officeooo:paragraph-rsid="00118f80"/>
    </style:style>
    <style:style style:name="P14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b64b3"/>
    </style:style>
    <style:style style:name="T2" style:family="text">
      <style:text-properties officeooo:rsid="00118f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ESSY</text:p>
      <text:p text:style-name="P4">THOMAS</text:p>
      <text:p text:style-name="P3">My Angular</text:p>
      <text:p text:style-name="P1">TP-<text:span text:style-name="T1">4</text:span></text:p>
      <text:p text:style-name="P1"/>
      <text:p text:style-name="P5">Nous avons travailler ici sur les services dans Angular, permettant d’échanger des informations <text:s/>entre les classes.</text:p>
      <text:p text:style-name="P7"/>
      <text:p text:style-name="P7"/>
      <text:p text:style-name="P7">b)</text:p>
      <text:p text:style-name="P5">Pour créer le service hero </text:p>
      <text:p text:style-name="P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ng generate service hero</text:p>
          </table:table-cell>
        </table:table-row>
      </table:table>
      <text:p text:style-name="P2"/>
      <text:p text:style-name="P5">Dans hero.service.ts, on retrouve le service @injectable() permettant d’indiquer les dépendances injectés.</text:p>
      <text:p text:style-name="P7">Pour que ce service fournit les différents héros, ils faut importer les classes hero et HEROES et ajouter une méthode getHeroes()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getHeroes (): Héros [] {</text:p>
            <text:p text:style-name="P14">  retour HEROS;</text:p>
            <text:p text:style-name="P14">}</text:p>
          </table:table-cell>
        </table:table-row>
      </table:table>
      <text:p text:style-name="P7"/>
      <text:p text:style-name="P7">c)</text:p>
      <text:p text:style-name="P7"/>
      <text:p text:style-name="P8">Ici, nous apprenons comment fournir le HeroService à l’appication</text:p>
      <text:p text:style-name="P8"/>
      <text:p text:style-name="P8">Pour cela nous faisons la commande 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4">ng generate service hero --module=app</text:p>
          </table:table-cell>
        </table:table-row>
      </table:table>
      <text:p text:style-name="P8"/>
      <text:p text:style-name="P8">Puis dans le tableau @NgModule.providers,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4">"providers: [ HeroService, MessageService ],"</text:p>
          </table:table-cell>
        </table:table-row>
      </table:table>
      <text:p text:style-name="P8"/>
      <text:p text:style-name="P8">Ce tableau permet de créer une seule instance partagée de Heroservice dans n’importe quelle classe y faisant appel.</text:p>
      <text:p text:style-name="P8"/>
      <text:p text:style-name="P8">d) Du coup, dans HeroesComponent, on peut supprimer l’importation de HEROES et le remplacer par HeroService qui y fait déjà appel.</text:p>
      <text:p text:style-name="P8"/>
      <text:p text:style-name="P8">De ce fait nous pouvons redéfinir la propriété heroes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4">heroes: Hero[];</text:p>
          </table:table-cell>
        </table:table-row>
      </table:table>
      <text:p text:style-name="P8"/>
      <text:p text:style-name="P9">e)</text:p>
      <text:p text:style-name="P9"/>
      <text:p text:style-name="P9">On Injecte le HeroService au contructeur permettant de l’identifié comme site d’injection d’un HeroService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4"><text:s text:c="2"/>constructor(private heroService: HeroService) { }</text:p>
          </table:table-cell>
        </table:table-row>
      </table:table>
      <text:p text:style-name="P9"/>
      <text:p text:style-name="P13">f)</text:p>
      <text:p text:style-name="P6"><text:span text:style-name="T2">On ajoute ici une méthode getHereos()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4">getHeroes(): void {</text:p>
            <text:p text:style-name="P14"><text:s text:c="2"/>this.heroes = this.heroService.getHeroes();</text:p>
            <text:p text:style-name="P14">}</text:p>
          </table:table-cell>
        </table:table-row>
      </table:table>
      <text:p text:style-name="P9"/>
      <text:p text:style-name="P9">Mais on peut faire cela de manière plus efficace</text:p>
      <text:p text:style-name="P9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4">ngOnInit() {</text:p>
            <text:p text:style-name="P14"><text:s text:c="2"/>this.getHeroes();</text:p>
            <text:p text:style-name="P14">}</text:p>
          </table:table-cell>
        </table:table-row>
      </table:table>
      <text:p text:style-name="P9"/>
      <text:p text:style-name="P9"/>
      <text:p text:style-name="P9">3)</text:p>
      <text:p text:style-name="P9">a)</text:p>
      <text:p text:style-name="P9">Ici, nous apprenons à utiliser le patron observable,</text:p>
      <text:p text:style-name="P9">Rxjs,permet de simuler l'obtention de données à partir du serveur</text:p>
      <text:p text:style-name="P9">HTTPClient, renvoient des Observables RxJS. </text:p>
      <text:p text:style-name="P9">On les importes et mets en place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>import { Observable } from 'rxjs/Observable';</text:p>
            <text:p text:style-name="P14">import { of } from 'rxjs/observable/of';</text:p>
            <text:p text:style-name="P14"/>
            <text:p text:style-name="P14">getHeroes(): Observable&lt;Hero[]&gt; {</text:p>
            <text:p text:style-name="P14"><text:s text:c="2"/>return of(HEROES);</text:p>
            <text:p text:style-name="P14">}</text:p>
          </table:table-cell>
        </table:table-row>
      </table:table>
      <text:p text:style-name="P9">b)</text:p>
      <text:p text:style-name="P9"/>
      <text:p text:style-name="P10">on créer un abonnement avec HeroesComponent permettant de renvoyer un observable avec la méthode .subscribe().</text:p>
      <text:p text:style-name="P9"/>
      <text:p text:style-name="P9">La nouvelle version attend que l'Observable émette le tableau des héros, ce qui pourrait arriver maintenant ou dans quelques minutes. </text:p>
      <text:p text:style-name="P9">A ce moment là, subscribe passe le tableau émis au callback, qui définira la propriété heroes du composant.</text:p>
      <text:p text:style-name="P9"/>
      <text:p text:style-name="P10">4.</text:p>
      <text:p text:style-name="P10"/>
      <text:p text:style-name="P10">On ajoute un composant MessagesComponent qui affiche les messages de l'application en bas de l'écran.</text:p>
      <text:p text:style-name="P10">On crée un MessageService injectable à l'échelle de l'application pour l'envoi des messages à afficher</text:p>
      <text:p text:style-name="P10">On injecte MessageService dans le HeroService</text:p>
      <text:p text:style-name="P10">On affiche un message lorsque HeroService récupère les héros avec succès.</text:p>
      <text:p text:style-name="P9"/>
      <text:p text:style-name="P10">a)</text:p>
      <text:p text:style-name="P10">On crée le composant MessageComponent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4"><text:s/>ng generate component messages</text:p>
          </table:table-cell>
        </table:table-row>
      </table:table>
      <text:p text:style-name="P10"/>
      <text:p text:style-name="P10"/>
      <text:p text:style-name="P10">On modifie le fichier .html pou afficher en bas de la page, les différents messages associé aux héros</text:p>
      <text:p text:style-name="P10"/>
      <text:p text:style-name="P10"><text:soft-page-break/>b)</text:p>
      <text:p text:style-name="P10"/>
      <text:p text:style-name="P10">On créer le service MessageService</text:p>
      <text:p text:style-name="P10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4">ng generate service message --module=app</text:p>
          </table:table-cell>
        </table:table-row>
      </table:table>
      <text:p text:style-name="P10">L'option --module=app indique à la CLI de fournir ce service dans l'AppModule,</text:p>
      <text:p text:style-name="P10"/>
      <text:p text:style-name="P11">Ensuite on remplace le contenu de message.service.ts</text:p>
      <text:p text:style-name="P11"/>
      <text:p text:style-name="P11">c)</text:p>
      <text:p text:style-name="P11">On injecte MessageService dans HeroService grâce à un import et au constructeur privée</text:p>
      <text:p text:style-name="P11"/>
      <text:p text:style-name="P11">d) On modifie a méthode getHeroes pour envoyer un message lorsque les héros sont récupérés.</text:p>
      <text:p text:style-name="P11"/>
      <text:p text:style-name="P11">e) </text:p>
      <text:p text:style-name="P11">On affiche le message de Heroservice</text:p>
      <text:p text:style-name="P11"/>
      <text:p text:style-name="P11">f) On crée un lien avec MessageService</text:p>
      <text:p text:style-name="P11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4">Ce modèle se lie directement au messageService du composant.</text:p>
            <text:p text:style-name="P14"/>
            <text:p text:style-name="P14">- Le * ngIf affiche uniquement la zone des messages s'il y a des messages à afficher.</text:p>
            <text:p text:style-name="P14"/>
            <text:p text:style-name="P14">- Un * ngFor présente la liste des messages dans les éléments répétés &lt;div&gt;.</text:p>
            <text:p text:style-name="P14"/>
            <text:p text:style-name="P14">- Une liaison d'événement angulaire lie l'événement click du bouton à MessageService.clear ().</text:p>
          </table:table-cell>
        </table:table-row>
      </table:table>
      <text:p text:style-name="P11"/>
      <text:p text:style-name="P11"/>
      <text:p text:style-name="P12">Conclusion</text:p>
      <text:p text:style-name="P12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4">-nous avons remanié (refactor) l'accès aux données de la classe HeroService.</text:p>
            <text:p text:style-name="P14">- nous avons fourni le HeroService dans le module racine AppModule afin qu'il puisse être injecté n'importe où.</text:p>
            <text:p text:style-name="P14">- nous avons utilisé l'injection de dépendance d'angular pour injecter dans un composant.</text:p>
            <text:p text:style-name="P14">- nous avons donné à la méthode HeroService get data une signature asynchrone.</text:p>
            <text:p text:style-name="P14">- nous avons découvert Observable et la bibliothèque RxJS Observable.</text:p>
            <text:p text:style-name="P14">- nous avons utilisé of() de RxJS pour retourner un Observable de héros (Observable &lt;Hero []&gt;).</text:p>
            <text:p text:style-name="P14">- Le hook de cycle de vie ngOnInit du composant appelle la méthode de HeroService, pas le constructeur.</text:p>
            <text:p text:style-name="P14">- nous avons créé un MessageService pour une communication faiblement couplée entre les classes.</text:p>
            <text:p text:style-name="P14">- Le HeroService injecté dans un composant est créé avec un autre service injecté, MessageService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6:43:19.074000000</meta:creation-date>
    <meta:generator>LibreOffice/6.0.7.3$Windows_X86_64 LibreOffice_project/dc89aa7a9eabfd848af146d5086077aeed2ae4a5</meta:generator>
    <dc:date>2018-12-23T11:52:03.821000000</dc:date>
    <meta:editing-duration>PT20M25S</meta:editing-duration>
    <meta:editing-cycles>5</meta:editing-cycles>
    <meta:document-statistic meta:table-count="13" meta:image-count="0" meta:object-count="0" meta:page-count="3" meta:paragraph-count="84" meta:word-count="639" meta:character-count="4137" meta:non-whitespace-character-count="3568"/>
  </office:meta>
</office:document-meta>
</file>